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34d8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934d8"/>
    </style:style>
    <style:style style:name="P3" style:family="paragraph" style:parent-style-name="Standard">
      <style:text-properties officeooo:rsid="000934d8" officeooo:paragraph-rsid="000934d8"/>
    </style:style>
    <style:style style:name="P4" style:family="paragraph" style:parent-style-name="Standard">
      <style:text-properties officeooo:rsid="000934d8" officeooo:paragraph-rsid="000ac6df"/>
    </style:style>
    <style:style style:name="P5" style:family="paragraph" style:parent-style-name="Standard">
      <style:text-properties fo:font-weight="bold" officeooo:rsid="000934d8" officeooo:paragraph-rsid="000934d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34d8" officeooo:paragraph-rsid="000934d8" style:font-weight-asian="bold" style:font-weight-complex="bold"/>
    </style:style>
    <style:style style:name="T1" style:family="text">
      <style:text-properties officeooo:rsid="000934d8"/>
    </style:style>
    <style:style style:name="T2" style:family="text">
      <style:text-properties fo:font-weight="bold" officeooo:rsid="000934d8" style:font-weight-asian="bold" style:font-weight-complex="bold"/>
    </style:style>
    <style:style style:name="T3" style:family="text">
      <style:text-properties officeooo:rsid="000ac6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stall Apache/PHP 5.6.4 on CentOS/RHEL 7/6.5/5.11</text:span><text:span text:style-name="T1"> </text:span></text:p>
      <text:p text:style-name="P3"/>
      <text:p text:style-name="P5">1. Change root user </text:p>
      <text:p text:style-name="P3"/>
      <text:p text:style-name="P3">su - </text:p>
      <text:p text:style-name="P3"/>
      <text:p text:style-name="P5">2. Install Remi repository </text:p>
      <text:p text:style-name="P3"/>
      <text:p text:style-name="P3">## Remi Dependency on CentOS 7 and Red Hat (RHEL) 7 ## </text:p>
      <text:p text:style-name="P3">rpm -Uvh http://dl.fedoraproject.org/pub/epel/7/x86_64/e/epel-release-7-5.noarch.rpm </text:p>
      <text:p text:style-name="P3"><text:s/></text:p>
      <text:p text:style-name="P3">## CentOS 7 and Red Hat (RHEL) 7 ## </text:p>
      <text:p text:style-name="P3">rpm -Uvh http://rpms.famillecollet.com/enterprise/remi-release-7.rpm </text:p>
      <text:p text:style-name="P3"><text:s/></text:p>
      <text:p text:style-name="P3"><text:s/></text:p>
      <text:p text:style-name="P3">## Remi Dependency on CentOS 6 and Red Hat (RHEL) 6 ## </text:p>
      <text:p text:style-name="P3">rpm -Uvh http://download.fedoraproject.org/pub/epel/6/i386/epel-release-6-8.noarch.rpm </text:p>
      <text:p text:style-name="P3">## CentOS 6 and Red Hat (RHEL) 6 ## </text:p>
      <text:p text:style-name="P3">rpm -Uvh http://rpms.famillecollet.com/enterprise/remi-release-6.rpm </text:p>
      <text:p text:style-name="P3">## Remi Dependency on CentOS 5 and Red Hat (RHEL) 5 ## </text:p>
      <text:p text:style-name="P3">rpm -Uvh http://dl.fedoraproject.org/pub/epel/5/i386/epel-release-5-4.noarch.rpm </text:p>
      <text:p text:style-name="P3">## CentOS 5 and Red Hat (RHEL) 5 ## </text:p>
      <text:p text:style-name="P3">rpm -Uvh http://rpms.famillecollet.com/enterprise/remi-release-5.rpm </text:p>
      <text:p text:style-name="P3"/>
      <text:p text:style-name="P5">3. Install Apache (httpd) Web server and PHP 5.6.4 </text:p>
      <text:p text:style-name="P3"/>
      <text:p text:style-name="P3">yum --enablerepo=remi,remi-php56 install httpd php php-common </text:p>
      <text:p text:style-name="P3"/>
      <text:p text:style-name="P5">4. Install PHP 5.6.4 modules </text:p>
      <text:p text:style-name="P3"/>
      <text:p text:style-name="P3">yum --enablerepo=remi,remi-php56 install php-pecl-apcu php-cli php-pear php-pdo php-mysqlnd php-pgsql php-pecl-mongo php-sqlite php-pecl-memcache php-pecl-memcached php-gd php-mbstring php-mcrypt php-xml </text:p>
      <text:p text:style-name="P3"/>
      <text:p text:style-name="P5">5. Start Apache HTTP server (httpd) and autostart Apache HTTP server (httpd) on boot </text:p>
      <text:p text:style-name="P3"/>
      <text:p text:style-name="P3">## CentOS / RHEL 6.6/5.11 ## </text:p>
      <text:p text:style-name="P3">/etc/init.d/httpd start ## use restart after update </text:p>
      <text:p text:style-name="P3">## OR ## </text:p>
      <text:p text:style-name="P3">service httpd start ## use restart after update </text:p>
      <text:p text:style-name="P3"><text:s/></text:p>
      <text:p text:style-name="P3"><text:s/></text:p>
      <text:p text:style-name="P3">## Fedora and CentOS/RHEL 7 ## </text:p>
      <text:p text:style-name="P3">systemctl enable httpd.service </text:p>
      <text:p text:style-name="P3"><text:s/></text:p>
      <text:p text:style-name="P3">## CentOS / RHEL 6.6/5.11 ## </text:p>
      <text:p text:style-name="P3">chkconfig --levels 235 httpd on </text:p>
      <text:p text:style-name="P3"/>
      <text:p text:style-name="P3"/>
      <text:p text:style-name="P3"/>
      <text:p text:style-name="P3"/>
      <text:p text:style-name="P3"/>
      <text:p text:style-name="P5"><text:soft-page-break/>6. Create test PHP page to check that Apache, PHP and PHP modules are working </text:p>
      <text:p text:style-name="P3">Add following content to /var/www/html/test.php file. </text:p>
      <text:p text:style-name="P3">PHP </text:p>
      <text:p text:style-name="P3"><text:tab/> </text:p>
      <text:p text:style-name="P3"><text:s/></text:p>
      <text:p text:style-name="P3">&lt;?php </text:p>
      <text:p text:style-name="P3"><text:s/></text:p>
      <text:p text:style-name="P3"><text:s text:c="4"/>phpinfo(); </text:p>
      <text:p text:style-name="P3"/>
      <text:p text:style-name="P5">7. Check created page with browser </text:p>
      <text:p text:style-name="P3"/>
      <text:p text:style-name="P3">Access following address, with your browser. http://localhost/test.php </text:p>
      <text:p text:style-name="P3"/>
      <text:p text:style-name="P6">Enable Remote Connection to Apache HTTP Server (httpd) –&gt; Open Web server Port (80) on Iptables Firewall (as root user again) </text:p>
      <text:p text:style-name="P3"/>
      <text:p text:style-name="P5">1. CentOS/Red Hat (RHEL) 6.6/5.11 </text:p>
      <text:p text:style-name="P5">1.1 Edit /etc/sysconfig/iptables file: </text:p>
      <text:p text:style-name="P3"/>
      <text:p text:style-name="P3">vi -w /etc/sysconfig/iptables </text:p>
      <text:p text:style-name="P3"/>
      <text:p text:style-name="P5">1.2 Add following INPUT rule: </text:p>
      <text:p text:style-name="P3"/>
      <text:p text:style-name="P3">-A INPUT -m state --state NEW -m tcp -p tcp --dport 80 -j ACCEPT </text:p>
      <text:p text:style-name="P3"/>
      <text:p text:style-name="P1"><text:span text:style-name="T2">1.3 Restart Iptables Firewall:</text:span><text:span text:style-name="T1"> </text:span></text:p>
      <text:p text:style-name="P3"/>
      <text:p text:style-name="P3">service iptables restart </text:p>
      <text:p text:style-name="P3">## OR ## </text:p>
      <text:p text:style-name="P3">/etc/init.d/iptables restart </text:p>
      <text:p text:style-name="P3"/>
      <text:p text:style-name="P3"/>
      <text:p text:style-name="P4"><text:span text:style-name="T3">Reference:</text:span></text:p>
      <text:p text:style-name="P4"><text:span text:style-name="T3">http://www.if-not-true-then-false.com/2010/install-apache-php-on-fedora-centos-red-hat-rh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D </meta:initial-creator>
    <meta:creation-date>2015-01-24T08:33:15</meta:creation-date>
    <dc:date>2015-01-27T14:45:53</dc:date>
    <dc:creator>FSSD </dc:creator>
    <meta:editing-duration>PT2M6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2" meta:paragraph-count="57" meta:word-count="300" meta:character-count="2321" meta:non-whitespace-character-count="2014"/>
  </office:meta>
</office:document-meta>
</file>